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ITCFranklinGothic LT Com Bk" svg:font-family="'ITCFranklinGothic LT Com B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3.1465in"/>
    </style:style>
    <style:style style:name="Table1.B" style:family="table-column">
      <style:table-column-properties style:column-width="3.14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3.1465in"/>
    </style:style>
    <style:style style:name="Table2.B" style:family="table-column">
      <style:table-column-properties style:column-width="3.145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fo:padding-left="0.075in" fo:padding-right="0.075in" fo:padding-top="0in" fo:padding-bottom="0in" fo:border="0.5pt solid #000000" style:writing-mode="lr-tb"/>
    </style:style>
    <style:style style:name="Table2.B5" style:family="table-cell">
      <style:table-cell-properties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fo:padding-left="0.075in" fo:padding-right="0.075in" fo:padding-top="0in" fo:padding-bottom="0in" fo:border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fo:padding-left="0.075in" fo:padding-right="0.075in" fo:padding-top="0in" fo:padding-bottom="0in" fo:border="0.5pt solid #000000" style:writing-mode="lr-tb"/>
    </style:style>
    <style:style style:name="Table2.B7" style:family="table-cell">
      <style:table-cell-properties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fo:padding-left="0.075in" fo:padding-right="0.075in" fo:padding-top="0in" fo:padding-bottom="0in" fo:border="0.5pt solid #000000" style:writing-mode="lr-tb"/>
    </style:style>
    <style:style style:name="Table2.B8" style:family="table-cell">
      <style:table-cell-properties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2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2931in" fo:margin-left="0.0035in" fo:margin-top="0in" fo:margin-bottom="0in" table:align="left" style:writing-mode="lr-tb"/>
    </style:style>
    <style:style style:name="Table3.A" style:family="table-column">
      <style:table-column-properties style:column-width="3.1465in"/>
    </style:style>
    <style:style style:name="Table3.B" style:family="table-column">
      <style:table-column-properties style:column-width="3.145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c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>
      <style:text-properties fo:language="en" fo:country="US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5"/>
    <style:style style:name="P4" style:family="paragraph" style:parent-style-name="List_20_Paragraph" style:list-style-name="WWNum6"/>
    <style:style style:name="P5" style:family="paragraph" style:parent-style-name="List_20_Paragraph" style:list-style-name="WWNum7"/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en" fo:country="US" style:letter-kerning="false" style:font-name-asian="Verdana1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Verdana1" style:language-asian="en" style:country-asian="US" style:font-name-complex="F" style:font-size-complex="11pt" style:language-complex="ar" style:country-complex="SA"/>
    </style:style>
    <style:style style:name="P9" style:family="paragraph" style:parent-style-name="Title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color="#0000ff" loext:opacity="100%" fo:language="en" fo:country="US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DO-178c Requirements</text:span></text:p>
      <text:p text:style-name="P6"/>
      <text:p text:style-name="P6"/>
      <text:p text:style-name="Standard"><text:span text:style-name="T1">Requirements for a simple Snake game translated and adapted from the EPITA paper:</text:span></text:p>
      <text:p text:style-name="Standard"><text:a xlink:type="simple" xlink:href="https://github.com/DarkMiMolle/AdaSnake/blob/main/rapport_ADA.pdf" text:style-name="Default_20_Style" text:visited-style-name="Default_20_Style"><text:span text:style-name="T3">AdaSnake/rapport_ADA.pdf at main · DarkMiMolle/AdaSnake · GitHub</text:span></text:a></text:p>
      <text:p text:style-name="P6"/>
      <text:h text:style-name="Heading_20_1" text:outline-level="1"><text:span text:style-name="T1">High Level Requirements (HLR)</text:span></text:h>
      <text:p text:style-name="P6"/>
      <text:list xml:id="list4074073346" text:style-name="WWNum2">
        <text:list-item>
          <text:p text:style-name="P2"><text:span text:style-name="T2">Win</text:span><text:span text:style-name="T1"><text:line-break/>When the snake fills the entire playground, the game stops and the player wins. The score is displayed.</text:span></text:p>
        </text:list-item>
        <text:list-item>
          <text:p text:style-name="P2"><text:span text:style-name="T2">Loose<text:line-break/></text:span><text:span text:style-name="T1">When the player looses, the game stops and announces “Game over” together with the score</text:span></text:p>
        </text:list-item>
        <text:list-item>
          <text:p text:style-name="P2"><text:span text:style-name="T2">Terrain display</text:span><text:span text:style-name="T1"><text:line-break/>The borders of the terrain, defining the authorized playground, are displayed correctly.</text:span></text:p>
        </text:list-item>
        <text:list-item>
          <text:p text:style-name="P2"><text:span text:style-name="T2">Food token display</text:span><text:span text:style-name="T1"><text:line-break/>Food tokens are always accessible by the snake.</text:span></text:p>
        </text:list-item>
        <text:list-item>
          <text:p text:style-name="P2"><text:span text:style-name="T2">Snake position</text:span><text:span text:style-name="T1"><text:line-break/>The Snake always stays inside the defined playground</text:span></text:p>
        </text:list-item>
        <text:list-item>
          <text:p text:style-name="P2"><text:span text:style-name="T2">Food tokens consumption<text:line-break/></text:span><text:span text:style-name="T1">When the snake head reaches a token, this one disappears</text:span></text:p>
        </text:list-item>
        <text:list-item>
          <text:p text:style-name="P2"><text:span text:style-name="T2">Score increase</text:span><text:span text:style-name="T1"><text:line-break/>When the snake head reaches a token, the score increases</text:span></text:p>
        </text:list-item>
        <text:list-item>
          <text:p text:style-name="P2"><text:span text:style-name="T2">Snake size increase</text:span><text:span text:style-name="T1"><text:line-break/>When the snake head reaches a token, the snake length grows by one cell</text:span></text:p>
        </text:list-item>
        <text:list-item>
          <text:p text:style-name="P2"><text:span text:style-name="T2">Keys</text:span><text:span text:style-name="T1"><text:line-break/>When the player uses the arrow keys, the snake moves in the corresponding directions</text:span></text:p>
        </text:list-item>
        <text:list-item>
          <text:p text:style-name="P2"><text:span text:style-name="T2">Body positioning</text:span><text:span text:style-name="T1"><text:line-break/>The positioning of the body of the snake is valid according to standard snake game rules.<text:line-break/></text:span></text:p>
        </text:list-item>
      </text:list>
      <text:h text:style-name="Heading_20_1" text:outline-level="1"><text:span text:style-name="T1">Low Level Requirements (LLR)</text:span></text:h>
      <text:p text:style-name="P6"/>
      <text:list xml:id="list925233" text:style-name="WWNum5">
        <text:list-item>
          <text:p text:style-name="P3"><text:span text:style-name="T2">1.1 Maximum size</text:span><text:span text:style-name="T1"><text:line-break/>The maximum snake length is properly defined.</text:span></text:p>
        </text:list-item>
        <text:list-item>
          <text:p text:style-name="P3"><text:span text:style-name="T2">1.2 Game over</text:span><text:span text:style-name="T1"><text:line-break/>When the game ends, the game status is “Game Over”.</text:span></text:p>
        </text:list-item>
        <text:list-item>
          <text:p text:style-name="P3"><text:span text:style-name="T2">2.1 Collision</text:span><text:span text:style-name="T1"><text:line-break/>A collision stops the game.</text:span></text:p>
        </text:list-item>
        <text:list-item>
          <text:p text:style-name="P3"><text:span text:style-name="T2">3.1 Terrain display</text:span><text:span text:style-name="T1"><text:line-break/>The playground walls are represented by squares</text:span></text:p>
        </text:list-item>
        <text:list-item>
          <text:p text:style-name="P3"><text:span text:style-name="T2">4.1 Food token display</text:span><text:span text:style-name="T1"><text:line-break/>The food tokens are displayed at calculated positions</text:span></text:p>
        </text:list-item>
        <text:list-item>
          <text:p text:style-name="P3"><text:span text:style-name="T2">4.2 Food token positioning</text:span><text:span text:style-name="T1"><text:line-break/>The position of the food tokens is randomized</text:span></text:p>
        </text:list-item>
        <text:list-item>
          <text:p text:style-name="P3"><text:soft-page-break/><text:span text:style-name="T2">5.1 Snake display</text:span><text:span text:style-name="T1"><text:line-break/>The snake is properly displayed</text:span></text:p>
        </text:list-item>
        <text:list-item>
          <text:p text:style-name="P3"><text:span text:style-name="T2">7.1 Score increase</text:span><text:span text:style-name="T1"><text:line-break/>The score and the length of the snake are increased simultaneously</text:span></text:p>
        </text:list-item>
        <text:list-item>
          <text:p text:style-name="P3"><text:span text:style-name="T2">8.1 Snake growth</text:span><text:span text:style-name="T1"><text:line-break/>When a food token is eaton, The length of the array representing the snake’s body is increased by one unit.</text:span></text:p>
        </text:list-item>
        <text:list-item>
          <text:p text:style-name="P3"><text:span text:style-name="T2">9.1 Possibility to move around</text:span><text:span text:style-name="T1"><text:line-break/>A keyboard input defines the motion direction towards the next cell.<text:line-break/></text:span></text:p>
        </text:list-item>
      </text:list>
      <text:h text:style-name="Heading_20_1" text:outline-level="1"><text:span text:style-name="T1">Tracking between HLR and LLR</text:span></text:h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HLR</text:p>
          </table:table-cell>
          <table:table-cell table:style-name="Table1.A1" office:value-type="string">
            <text:p text:style-name="P7">LLR</text:p>
          </table:table-cell>
        </table:table-row>
        <table:table-row table:style-name="Table1.1">
          <table:table-cell table:style-name="Table1.A2" office:value-type="string">
            <text:p text:style-name="P8">REQ.1 Win</text:p>
          </table:table-cell>
          <table:table-cell table:style-name="Table1.B2" office:value-type="string">
            <text:p text:style-name="P8">REQ 1.1 Max size</text:p>
            <text:p text:style-name="P8">REQ 1.2 Game over</text:p>
          </table:table-cell>
        </table:table-row>
        <table:table-row table:style-name="Table1.1">
          <table:table-cell table:style-name="Table1.A3" office:value-type="string">
            <text:p text:style-name="P8">REQ.2 Loose</text:p>
          </table:table-cell>
          <table:table-cell table:style-name="Table1.B3" office:value-type="string">
            <text:p text:style-name="P8">REQ 2.1 Collision</text:p>
          </table:table-cell>
        </table:table-row>
        <table:table-row table:style-name="Table1.1">
          <table:table-cell table:style-name="Table1.A4" office:value-type="string">
            <text:p text:style-name="P8">REQ.3 Terrain display</text:p>
          </table:table-cell>
          <table:table-cell table:style-name="Table1.B4" office:value-type="string">
            <text:p text:style-name="P8">REQ 3.1 Terrain Display</text:p>
          </table:table-cell>
        </table:table-row>
        <table:table-row table:style-name="Table1.1">
          <table:table-cell table:style-name="Table1.A5" office:value-type="string">
            <text:p text:style-name="P8">REQ.4 Food token display</text:p>
          </table:table-cell>
          <table:table-cell table:style-name="Table1.B5" office:value-type="string">
            <text:p text:style-name="P8">REQ 4.1 Token display</text:p>
            <text:p text:style-name="P8">REQ 4.2 Token position</text:p>
          </table:table-cell>
        </table:table-row>
        <table:table-row table:style-name="Table1.1">
          <table:table-cell table:style-name="Table1.A6" office:value-type="string">
            <text:p text:style-name="P8">REQ.5 Snake position</text:p>
          </table:table-cell>
          <table:table-cell table:style-name="Table1.B6" office:value-type="string">
            <text:p text:style-name="P8">REQ 5.1 Snake display</text:p>
          </table:table-cell>
        </table:table-row>
        <table:table-row table:style-name="Table1.1">
          <table:table-cell table:style-name="Table1.A7" office:value-type="string">
            <text:p text:style-name="P8">REQ.7 Score increase</text:p>
          </table:table-cell>
          <table:table-cell table:style-name="Table1.B7" office:value-type="string">
            <text:p text:style-name="P8">REQ 7.1 Score increase</text:p>
          </table:table-cell>
        </table:table-row>
        <table:table-row table:style-name="Table1.1">
          <table:table-cell table:style-name="Table1.A8" office:value-type="string">
            <text:p text:style-name="P8">REQ.8 Snake size increase</text:p>
          </table:table-cell>
          <table:table-cell table:style-name="Table1.B8" office:value-type="string">
            <text:p text:style-name="P8">REQ 8.1 Snake growth</text:p>
          </table:table-cell>
        </table:table-row>
        <table:table-row table:style-name="Table1.1">
          <table:table-cell table:style-name="Table1.A9" office:value-type="string">
            <text:p text:style-name="P8">REQ.9 Keys</text:p>
          </table:table-cell>
          <table:table-cell table:style-name="Table1.B9" office:value-type="string">
            <text:p text:style-name="P8">REQ 9.1 Possibility to move around</text:p>
          </table:table-cell>
        </table:table-row>
      </table:table>
      <text:h text:style-name="P1" text:outline-level="1"/>
      <text:h text:style-name="Heading_20_1" text:outline-level="1"><text:span text:style-name="T1">Testing HLR and LLR</text:span></text:h>
      <text:p text:style-name="P6"/>
      <text:h text:style-name="Heading_20_2" text:outline-level="2"><text:span text:style-name="T1">Testing HLR</text:span></text:h>
      <text:list xml:id="list3558306711" text:style-name="WWNum6">
        <text:list-item>
          <text:p text:style-name="P4"><text:span text:style-name="T2">TC.1.1 Screen filling</text:span><text:span text:style-name="T1"><text:line-break/>The snake can fill the whole playground</text:span></text:p>
        </text:list-item>
        <text:list-item>
          <text:p text:style-name="P4"><text:span text:style-name="T2">TC.1.2 Display</text:span><text:span text:style-name="T1"><text:line-break/>The score is displayed when the game is over</text:span></text:p>
        </text:list-item>
        <text:list-item>
          <text:p text:style-name="P4"><text:span text:style-name="T2">TC.2.1 Wall collision</text:span><text:span text:style-name="T1"><text:line-break/>A wall collision ends the game</text:span></text:p>
        </text:list-item>
        <text:list-item>
          <text:p text:style-name="P4"><text:span text:style-name="T2">TC.2.2 Body self-collision</text:span><text:span text:style-name="T1"><text:line-break/>The snake colliding with its own body ends the game</text:span></text:p>
        </text:list-item>
        <text:list-item>
          <text:p text:style-name="P4"><text:span text:style-name="T2">TC.3.1 Terrain</text:span><text:span text:style-name="T1"><text:line-break/>The terrain remains correctly displayed at all time</text:span></text:p>
        </text:list-item>
        <text:list-item>
          <text:p text:style-name="P4"><text:span text:style-name="T2">TC.4.1 Food token position</text:span><text:span text:style-name="T1"><text:line-break/>The token position remains inside the playground area</text:span></text:p>
        </text:list-item>
        <text:list-item>
          <text:p text:style-name="P4"><text:span text:style-name="T2">TC.5.1 Snake position</text:span><text:span text:style-name="T1"><text:line-break/>All the positions of the snake head shall remain exactly inside the playground area</text:span></text:p>
        </text:list-item>
        <text:list-item>
          <text:p text:style-name="P4"><text:span text:style-name="T2">TC.6.1 Food token removal</text:span><text:span text:style-name="T1"><text:line-break/>The symbol representing the food token disappears after the snake head reaches it.</text:span></text:p>
        </text:list-item>
        <text:list-item>
          <text:p text:style-name="P4"><text:span text:style-name="T2">TC.6.2 Passing by a previous token position</text:span><text:span text:style-name="T1"><text:line-break/>When the head of the snake reaches again the cell of a previous (eaten) food token, nothing happens: no score increase, no body growth</text:span></text:p>
        </text:list-item>
        <text:list-item>
          <text:p text:style-name="P4"><text:span text:style-name="T2">TC.7.1 Score increase</text:span><text:span text:style-name="T1"><text:line-break/>When the snake head reaches a token, the score shall increase by one</text:span></text:p>
        </text:list-item>
        <text:list-item>
          <text:p text:style-name="P4"><text:span text:style-name="T2">TC.8.1 Growth</text:span><text:span text:style-name="T1"><text:line-break/>When a token is eaten, N+1 body cells are displayed</text:span></text:p>
        </text:list-item>
        <text:list-item>
          <text:p text:style-name="P4"><text:soft-page-break/><text:span text:style-name="T2">TC.9.1 Up</text:span><text:span text:style-name="T1"><text:line-break/>the “arrow up” key orders the snake to move up</text:span></text:p>
        </text:list-item>
        <text:list-item>
          <text:p text:style-name="P4"><text:span text:style-name="T2">TC.9.2 Down</text:span><text:span text:style-name="T1"><text:line-break/>the “arrow down” key orders the snake to move down</text:span></text:p>
        </text:list-item>
        <text:list-item>
          <text:p text:style-name="P4"><text:span text:style-name="T2">TC.9.3 Right</text:span><text:span text:style-name="T1"><text:line-break/>the “arrow right” key orders the snake to move right</text:span></text:p>
        </text:list-item>
        <text:list-item>
          <text:p text:style-name="P4"><text:span text:style-name="T2">TC.9.4 Left</text:span><text:span text:style-name="T1"><text:line-break/>the “arrow left” key orders the snake to move left</text:span></text:p>
        </text:list-item>
        <text:list-item>
          <text:p text:style-name="P4"><text:span text:style-name="T2">TC.9.5 Pause</text:span><text:span text:style-name="T1"><text:line-break/>the “p” key pauses the game</text:span></text:p>
        </text:list-item>
        <text:list-item>
          <text:p text:style-name="P4"><text:span text:style-name="T2">TC.9.6 Exit</text:span><text:span text:style-name="T1"><text:line-break/>the “Esc” key exits the game</text:span></text:p>
        </text:list-item>
        <text:list-item>
          <text:p text:style-name="P4"><text:span text:style-name="T2">TC.10.1 Positioning after a move</text:span><text:span text:style-name="T1"><text:line-break/>The N cells of the snake body fill the last N positions of the snake head</text:span></text:p>
        </text:list-item>
      </text:list>
      <text:p text:style-name="P6"/>
      <text:h text:style-name="Heading_20_2" text:outline-level="2"><text:span text:style-name="T1">Testing LLR</text:span></text:h>
      <text:p text:style-name="P6"/>
      <text:list xml:id="list946308630" text:style-name="WWNum7">
        <text:list-item>
          <text:p text:style-name="P5"><text:span text:style-name="T2">TC.1.1.1 Max size</text:span><text:span text:style-name="T1"><text:line-break/>Verify that the maximum body size is (playground height) x ( playground width)</text:span></text:p>
        </text:list-item>
        <text:list-item>
          <text:p text:style-name="P5"><text:span text:style-name="T2">TC.1.2.1 Game over</text:span><text:span text:style-name="T1"><text:line-break/>Verify that game status turns to game over</text:span></text:p>
        </text:list-item>
        <text:list-item>
          <text:p text:style-name="P5"><text:span text:style-name="T2">TC.2.1.1 Self collision</text:span><text:span text:style-name="T1"><text:line-break/>Verify that game status turns to game over</text:span></text:p>
        </text:list-item>
        <text:list-item>
          <text:p text:style-name="P5"><text:span text:style-name="T2">TC.2.1.2 Wall collision</text:span><text:span text:style-name="T1"><text:line-break/>Verify that game status turns to game over</text:span></text:p>
        </text:list-item>
        <text:list-item>
          <text:p text:style-name="P5"><text:span text:style-name="T2">TC.3.1.1 Terrain</text:span><text:span text:style-name="T1"><text:line-break/>Verify that the terrain displays a rectangle of size (playground height) x ( playground width)</text:span></text:p>
        </text:list-item>
        <text:list-item>
          <text:p text:style-name="P5"><text:span text:style-name="T2">TC.4.1.1 Matching display with coordinates</text:span></text:p>
        </text:list-item>
      </text:list>
      <text:p text:style-name="List_20_Paragraph"><text:span text:style-name="T1">Verify that the display of food tokens matches the food token coordinates</text:span></text:p>
      <text:list xml:id="list135139188102653" text:continue-numbering="true" text:style-name="WWNum7">
        <text:list-item>
          <text:p text:style-name="P5"><text:span text:style-name="T2">TC.4.2.1 Valid coordinates</text:span><text:span text:style-name="T1"><text:line-break/>Verify that food tokens coordinates remain inside the playground</text:span></text:p>
        </text:list-item>
        <text:list-item>
          <text:p text:style-name="P5"><text:span text:style-name="T2">TC.5.1.1 Body cells</text:span><text:span text:style-name="T1"><text:line-break/>Verify that the snake size corresponds to (starting size) + (eaten food tokens)</text:span></text:p>
        </text:list-item>
        <text:list-item>
          <text:p text:style-name="P5"><text:span text:style-name="T2">TC.5.1.2 Positioning</text:span><text:span text:style-name="T1"><text:line-break/>Verify that the position of each body cell is valid</text:span></text:p>
        </text:list-item>
        <text:list-item>
          <text:p text:style-name="P5"><text:span text:style-name="T2">TC.7.1.1 Score</text:span><text:span text:style-name="T1"><text:line-break/>Verify that the score corresponds to the number of extra body cells</text:span></text:p>
        </text:list-item>
        <text:list-item>
          <text:p text:style-name="P5"><text:span text:style-name="T2">TC.8.1.1 Growth</text:span><text:span text:style-name="T1"><text:line-break/>Verify that, upon reaching a food token, (previous snake length) + 1 = (current snake length)</text:span></text:p>
        </text:list-item>
        <text:list-item>
          <text:p text:style-name="P5"><text:span text:style-name="T2">TC.9.1.1 Moving and Loosing the game</text:span><text:span text:style-name="T1"><text:line-break/>Verify that the next move required by the player is possible before moving the snake</text:span></text:p>
        </text:list-item>
      </text:list>
      <text:p text:style-name="P6"/>
      <text:p text:style-name="P6"/>
      <text:p text:style-name="P6"/>
      <text:p text:style-name="P6"/>
      <text:h text:style-name="Heading_20_1" text:outline-level="1"><text:span text:style-name="T1">Tracking between requirements and test cases</text:span></text:h>
      <text:p text:style-name="P6"/>
      <text:h text:style-name="Heading_20_2" text:outline-level="2"><text:soft-page-break/><text:span text:style-name="T1">Tracking HLR / Test cases</text:span></text:h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HLR</text:p>
          </table:table-cell>
          <table:table-cell table:style-name="Table2.A1" office:value-type="string">
            <text:p text:style-name="P7">Test cases</text:p>
          </table:table-cell>
        </table:table-row>
        <table:table-row table:style-name="Table2.1">
          <table:table-cell table:style-name="Table2.A2" office:value-type="string">
            <text:p text:style-name="P8">REQ.1 Win</text:p>
          </table:table-cell>
          <table:table-cell table:style-name="Table2.B2" office:value-type="string">
            <text:p text:style-name="P8">TC.1.1 Screen filling</text:p>
            <text:p text:style-name="P8">TC.1.2 Display</text:p>
          </table:table-cell>
        </table:table-row>
        <table:table-row table:style-name="Table2.1">
          <table:table-cell table:style-name="Table2.A3" office:value-type="string">
            <text:p text:style-name="P8">REQ.2 Loose</text:p>
          </table:table-cell>
          <table:table-cell table:style-name="Table2.B3" office:value-type="string">
            <text:p text:style-name="P8">TC.2.1 Wall collision</text:p>
            <text:p text:style-name="P8">TC.2.2 Body self-collision</text:p>
          </table:table-cell>
        </table:table-row>
        <table:table-row table:style-name="Table2.1">
          <table:table-cell table:style-name="Table2.A4" office:value-type="string">
            <text:p text:style-name="P8">REQ.3 Terrain display</text:p>
          </table:table-cell>
          <table:table-cell table:style-name="Table2.B4" office:value-type="string">
            <text:p text:style-name="P8">TC.3.1 Terrain</text:p>
          </table:table-cell>
        </table:table-row>
        <table:table-row table:style-name="Table2.1">
          <table:table-cell table:style-name="Table2.A5" office:value-type="string">
            <text:p text:style-name="P8">REQ.4 Food token display</text:p>
          </table:table-cell>
          <table:table-cell table:style-name="Table2.B5" office:value-type="string">
            <text:p text:style-name="P8">TC.4.1 Food token position</text:p>
          </table:table-cell>
        </table:table-row>
        <table:table-row table:style-name="Table2.1">
          <table:table-cell table:style-name="Table2.A6" office:value-type="string">
            <text:p text:style-name="P8">REQ.5 Snake position</text:p>
          </table:table-cell>
          <table:table-cell table:style-name="Table2.B6" office:value-type="string">
            <text:p text:style-name="P8">TC.5.1 Snake position</text:p>
          </table:table-cell>
        </table:table-row>
        <table:table-row table:style-name="Table2.1">
          <table:table-cell table:style-name="Table2.A7" office:value-type="string">
            <text:p text:style-name="P8">REQ.6 Food tokens consumption</text:p>
          </table:table-cell>
          <table:table-cell table:style-name="Table2.B7" office:value-type="string">
            <text:p text:style-name="P8">TC.6.1 Food token removal</text:p>
            <text:p text:style-name="P8">TC.6.2 Passing by a previous token position</text:p>
          </table:table-cell>
        </table:table-row>
        <table:table-row table:style-name="Table2.1">
          <table:table-cell table:style-name="Table2.A8" office:value-type="string">
            <text:p text:style-name="P8">REQ.7 Score increase</text:p>
          </table:table-cell>
          <table:table-cell table:style-name="Table2.B8" office:value-type="string">
            <text:p text:style-name="P8">TC.7.1 Score increase</text:p>
          </table:table-cell>
        </table:table-row>
        <table:table-row table:style-name="Table2.1">
          <table:table-cell table:style-name="Table2.A9" office:value-type="string">
            <text:p text:style-name="P8">REQ.8 Snake size increase</text:p>
          </table:table-cell>
          <table:table-cell table:style-name="Table2.B9" office:value-type="string">
            <text:p text:style-name="P8">TC.8.1 Growth</text:p>
          </table:table-cell>
        </table:table-row>
        <table:table-row table:style-name="Table2.1">
          <table:table-cell table:style-name="Table2.A10" office:value-type="string">
            <text:p text:style-name="P8">REQ.9 Keys</text:p>
          </table:table-cell>
          <table:table-cell table:style-name="Table2.B10" office:value-type="string">
            <text:p text:style-name="P8">TC.9.1 Up</text:p>
            <text:p text:style-name="P8">TC.9.2 Down</text:p>
            <text:p text:style-name="P8">TC.9.3 Right</text:p>
            <text:p text:style-name="P8">TC.9.4 Left</text:p>
            <text:p text:style-name="P8">TC.9.5 Pause</text:p>
            <text:p text:style-name="P8">TC.9.6 Exit</text:p>
          </table:table-cell>
        </table:table-row>
        <table:table-row table:style-name="Table2.1">
          <table:table-cell table:style-name="Table2.A11" office:value-type="string">
            <text:p text:style-name="P8">REQ.10 Body positioning</text:p>
          </table:table-cell>
          <table:table-cell table:style-name="Table2.B11" office:value-type="string">
            <text:p text:style-name="P8">TC.10.1 Positioning after a move</text:p>
          </table:table-cell>
        </table:table-row>
      </table:table>
      <text:h text:style-name="Heading_20_2" text:outline-level="2"><text:span text:style-name="T1"><text:line-break/>Tracking LLR / Test cases</text:span></text:h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LLR</text:p>
          </table:table-cell>
          <table:table-cell table:style-name="Table3.A1" office:value-type="string">
            <text:p text:style-name="P7">Test cases</text:p>
          </table:table-cell>
        </table:table-row>
        <table:table-row table:style-name="Table3.1">
          <table:table-cell table:style-name="Table3.A2" office:value-type="string">
            <text:p text:style-name="P8">REQ.1.1 Maximum size</text:p>
          </table:table-cell>
          <table:table-cell table:style-name="Table3.B2" office:value-type="string">
            <text:p text:style-name="P8">TC.1.1.1 Max size</text:p>
          </table:table-cell>
        </table:table-row>
        <table:table-row table:style-name="Table3.1">
          <table:table-cell table:style-name="Table3.A3" office:value-type="string">
            <text:p text:style-name="P8">REQ.1.2 Game over</text:p>
          </table:table-cell>
          <table:table-cell table:style-name="Table3.B3" office:value-type="string">
            <text:p text:style-name="P8">TC.1.2.1 Game over</text:p>
          </table:table-cell>
        </table:table-row>
        <table:table-row table:style-name="Table3.1">
          <table:table-cell table:style-name="Table3.A4" office:value-type="string">
            <text:p text:style-name="P8">REQ.2.1 Collision</text:p>
          </table:table-cell>
          <table:table-cell table:style-name="Table3.B4" office:value-type="string">
            <text:p text:style-name="P8">TC.2.1.1 Self collision</text:p>
            <text:p text:style-name="P8">TC.2.1.2 Wall collision</text:p>
          </table:table-cell>
        </table:table-row>
        <table:table-row table:style-name="Table3.1">
          <table:table-cell table:style-name="Table3.A5" office:value-type="string">
            <text:p text:style-name="P8">REQ.3.1 Terrain display</text:p>
          </table:table-cell>
          <table:table-cell table:style-name="Table3.B5" office:value-type="string">
            <text:p text:style-name="P8">TC.3.1.1 Terrain</text:p>
          </table:table-cell>
        </table:table-row>
        <table:table-row table:style-name="Table3.1">
          <table:table-cell table:style-name="Table3.A6" office:value-type="string">
            <text:p text:style-name="P8">REQ.4.1 Food token display</text:p>
          </table:table-cell>
          <table:table-cell table:style-name="Table3.B6" office:value-type="string">
            <text:p text:style-name="P8">TC.4.1.1 Matching display with coordinates</text:p>
          </table:table-cell>
        </table:table-row>
        <table:table-row table:style-name="Table3.1">
          <table:table-cell table:style-name="Table3.A7" office:value-type="string">
            <text:p text:style-name="P8">REQ.4.2 Food token positioning</text:p>
          </table:table-cell>
          <table:table-cell table:style-name="Table3.B7" office:value-type="string">
            <text:p text:style-name="P8">TC.4.2.1 Valid coordinates</text:p>
          </table:table-cell>
        </table:table-row>
        <table:table-row table:style-name="Table3.1">
          <table:table-cell table:style-name="Table3.A8" office:value-type="string">
            <text:p text:style-name="P8">REQ.5.1 Snake display</text:p>
          </table:table-cell>
          <table:table-cell table:style-name="Table3.B8" office:value-type="string">
            <text:p text:style-name="P8">TC.5.1.1 Body cells</text:p>
            <text:p text:style-name="P8">TC.5.1.2 Positioning</text:p>
          </table:table-cell>
        </table:table-row>
        <table:table-row table:style-name="Table3.1">
          <table:table-cell table:style-name="Table3.A9" office:value-type="string">
            <text:p text:style-name="P8">REQ.7.1 Score increase</text:p>
          </table:table-cell>
          <table:table-cell table:style-name="Table3.B9" office:value-type="string">
            <text:p text:style-name="P8">TC.7.1.1 Score</text:p>
          </table:table-cell>
        </table:table-row>
        <table:table-row table:style-name="Table3.1">
          <table:table-cell table:style-name="Table3.A10" office:value-type="string">
            <text:p text:style-name="P8">REQ.8.1 Snake growth</text:p>
          </table:table-cell>
          <table:table-cell table:style-name="Table3.B10" office:value-type="string">
            <text:p text:style-name="P8">TC.8.1.1 Growth</text:p>
          </table:table-cell>
        </table:table-row>
        <table:table-row table:style-name="Table3.1">
          <table:table-cell table:style-name="Table3.A11" office:value-type="string">
            <text:p text:style-name="P8">REQ.9.1 Possibility to move around</text:p>
          </table:table-cell>
          <table:table-cell table:style-name="Table3.B11" office:value-type="string">
            <text:p text:style-name="P8">TC.9.1.1 <text:bookmark-start text:name="_GoBack"/>Moving and Loosing the game<text:bookmark-end text:name="_GoBack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ITCFranklinGothic LT Com Bk" svg:font-family="'ITCFranklinGothic LT Com Bk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1pt" fo:language="de" fo:country="CH" style:letter-kerning="false" style:font-name-asian="Verdana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Verdana" fo:font-size="11pt" fo:language="de" fo:country="CH" style:letter-kerning="false" style:font-name-asian="Verdana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ITCFranklinGothic LT Com Bk" fo:font-family="'ITCFranklinGothic LT Com Bk'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092161" loext:opacity="100%" style:font-name="Verdana" fo:font-family="Verdan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092161" loext:opacity="100%" style:font-name="Verdana" fo:font-family="Verdan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061640" loext:opacity="100%" style:font-name="Verdana" fo:font-family="Verdan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Verdana" fo:font-family="Verdana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939393" loext:opacity="100%" fo:letter-spacing="0.0102in" style:font-name-asian="F" style:font-family-generic-asian="system" style:font-pitch-asian="variabl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ITCFranklinGothic LT Com Bk" fo:font-family="'ITCFranklinGothic LT Com Bk'" style:font-family-generic="roman" style:font-pitch="variable" fo:font-size="10pt" style:font-size-asian="10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c2d82" fo:border-bottom="0.51pt solid #0c2d82"/>
      <style:text-properties fo:color="#0c2d82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92161" loext:opacity="100%" style:font-name="Verdana" fo:font-family="Verdan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92161" loext:opacity="100%" style:font-name="Verdana" fo:font-family="Verdan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61640" loext:opacity="100%" style:font-name="Verdana" fo:font-family="Verdan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Verdana" fo:font-family="Verdana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939393" loext:opacity="100%" fo:letter-spacing="0.0102in" style:font-name-asian="F" style:font-family-generic-asian="system" style:font-pitch-asian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c2d82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c2d82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c2d82" loext:opacity="100%" fo:letter-spacing="0.0035in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style:font-name="ITCFranklinGothic LT Com Bk" fo:font-family="'ITCFranklinGothic LT Com Bk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ITCFranklinGothic LT Com Bk" fo:font-family="'ITCFranklinGothic LT Com Bk'" style:font-family-generic="roman" style:font-pitch="variable" fo:font-size="10pt" style:font-size-asian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ot Roland</meta:initial-creator>
    <meta:editing-cycles>28</meta:editing-cycles>
    <meta:creation-date>2022-01-06T15:27:00</meta:creation-date>
    <dc:date>2022-02-12T13:51:36.932190140</dc:date>
    <meta:editing-duration>PT35S</meta:editing-duration>
    <meta:generator>LibreOffice/7.2.5.2$Linux_X86_64 LibreOffice_project/20$Build-2</meta:generator>
    <meta:document-statistic meta:table-count="3" meta:image-count="0" meta:object-count="0" meta:page-count="4" meta:paragraph-count="137" meta:word-count="1023" meta:character-count="5945" meta:non-whitespace-character-count="5106"/>
    <meta:user-defined meta:name="AppVersion">16.0000</meta:user-defined>
    <meta:user-defined meta:name="Company">Pilatus Aircraft Ltd</meta:user-defined>
    <meta:template xlink:type="simple" xlink:actuate="onRequest" xlink:title="Normal.dotm" xlink:href=""/>
  </office:meta>
</office:document-meta>
</file>